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64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verall_result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1" table:default-cell-style-name="ce1"/>
        <table:table-row table:style-name="ro1">
          <table:table-cell office:value-type="string" calcext:value-type="string">
            <text:p>Escenario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Fails (%)</text:p>
          </table:table-cell>
          <table:table-cell office:value-type="string" calcext:value-type="string">
            <text:p>Avg (ms)</text:p>
          </table:table-cell>
          <table:table-cell office:value-type="string" calcext:value-type="string">
            <text:p>Min (ms)</text:p>
          </table:table-cell>
          <table:table-cell office:value-type="string" calcext:value-type="string">
            <text:p>Max (ms)</text:p>
          </table:table-cell>
          <table:table-cell office:value-type="string" calcext:value-type="string">
            <text:p>Med (ms)</text:p>
          </table:table-cell>
          <table:table-cell office:value-type="string" calcext:value-type="string">
            <text:p>Req/s</text:p>
          </table:table-cell>
          <table:table-cell office:value-type="string" calcext:value-type="string">
            <text:p>Fail/s</text:p>
          </table:table-cell>
          <table:table-cell office:value-type="string" calcext:value-type="string">
            <text:p>P50</text:p>
          </table:table-cell>
          <table:table-cell office:value-type="string" calcext:value-type="string">
            <text:p>P66</text:p>
          </table:table-cell>
          <table:table-cell office:value-type="string" calcext:value-type="string">
            <text:p>P75</text:p>
          </table:table-cell>
          <table:table-cell office:value-type="string" calcext:value-type="string">
            <text:p>P80</text:p>
          </table:table-cell>
          <table:table-cell office:value-type="string" calcext:value-type="string">
            <text:p>P90</text:p>
          </table:table-cell>
          <table:table-cell office:value-type="string" calcext:value-type="string">
            <text:p>P95</text:p>
          </table:table-cell>
          <table:table-cell office:value-type="string" calcext:value-type="string">
            <text:p>P98</text:p>
          </table:table-cell>
          <table:table-cell office:value-type="string" calcext:value-type="string">
            <text:p>P99</text:p>
          </table:table-cell>
          <table:table-cell office:value-type="string" calcext:value-type="string">
            <text:p>P99.9</text:p>
          </table:table-cell>
          <table:table-cell office:value-type="string" calcext:value-type="string">
            <text:p>P99.99</text:p>
          </table:table-cell>
          <table:table-cell office:value-type="string" calcext:value-type="string">
            <text:p>P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(0.00%)</text:p>
          </table:table-cell>
          <table:table-cell office:value-type="float" office:value="150447" calcext:value-type="float">
            <text:p>150447</text:p>
          </table:table-cell>
          <table:table-cell office:value-type="float" office:value="103851" calcext:value-type="float">
            <text:p>103851</text:p>
          </table:table-cell>
          <table:table-cell office:value-type="float" office:value="197536" calcext:value-type="float">
            <text:p>197536</text:p>
          </table:table-cell>
          <table:table-cell office:value-type="float" office:value="144000" calcext:value-type="float">
            <text:p>144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8000" calcext:value-type="float">
            <text:p>158000</text:p>
          </table:table-cell>
          <table:table-cell office:value-type="float" office:value="166000" calcext:value-type="float">
            <text:p>166000</text:p>
          </table:table-cell>
          <table:table-cell office:value-type="float" office:value="174000" calcext:value-type="float">
            <text:p>174000</text:p>
          </table:table-cell>
          <table:table-cell table:number-columns-repeated="7" office:value-type="float" office:value="198000" calcext:value-type="float">
            <text:p>198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(0.00%)</text:p>
          </table:table-cell>
          <table:table-cell office:value-type="float" office:value="1119455" calcext:value-type="float">
            <text:p>1119455</text:p>
          </table:table-cell>
          <table:table-cell office:value-type="float" office:value="946303" calcext:value-type="float">
            <text:p>946303</text:p>
          </table:table-cell>
          <table:table-cell office:value-type="float" office:value="1244350" calcext:value-type="float">
            <text:p>1244350</text:p>
          </table:table-cell>
          <table:table-cell office:value-type="float" office:value="1131000" calcext:value-type="float">
            <text:p>113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132000" calcext:value-type="float">
            <text:p>1132000</text:p>
          </table:table-cell>
          <table:table-cell office:value-type="float" office:value="1139000" calcext:value-type="float">
            <text:p>1139000</text:p>
          </table:table-cell>
          <table:table-cell office:value-type="float" office:value="1157000" calcext:value-type="float">
            <text:p>1157000</text:p>
          </table:table-cell>
          <table:table-cell office:value-type="float" office:value="1241000" calcext:value-type="float">
            <text:p>1241000</text:p>
          </table:table-cell>
          <table:table-cell table:number-columns-repeated="7" office:value-type="float" office:value="1244000" calcext:value-type="float">
            <text:p>1244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(0.00%)</text:p>
          </table:table-cell>
          <table:table-cell office:value-type="float" office:value="1206515" calcext:value-type="float">
            <text:p>1206515</text:p>
          </table:table-cell>
          <table:table-cell office:value-type="float" office:value="973652" calcext:value-type="float">
            <text:p>973652</text:p>
          </table:table-cell>
          <table:table-cell office:value-type="float" office:value="1402957" calcext:value-type="float">
            <text:p>1402957</text:p>
          </table:table-cell>
          <table:table-cell office:value-type="float" office:value="1229000" calcext:value-type="float">
            <text:p>1229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232000" calcext:value-type="float">
            <text:p>1232000</text:p>
          </table:table-cell>
          <table:table-cell office:value-type="float" office:value="1351000" calcext:value-type="float">
            <text:p>1351000</text:p>
          </table:table-cell>
          <table:table-cell office:value-type="float" office:value="1375000" calcext:value-type="float">
            <text:p>1375000</text:p>
          </table:table-cell>
          <table:table-cell office:value-type="float" office:value="1384000" calcext:value-type="float">
            <text:p>1384000</text:p>
          </table:table-cell>
          <table:table-cell table:number-columns-repeated="7" office:value-type="float" office:value="1403000" calcext:value-type="float">
            <text:p>1403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30T15:46:55.388539245</dc:date>
    <meta:editing-duration>PT53S</meta:editing-duration>
    <meta:editing-cycles>1</meta:editing-cycles>
    <meta:document-statistic meta:table-count="1" meta:cell-count="80" meta:object-count="0"/>
    <meta:generator>LibreOffice/7.3.7.2$Linux_X86_64 LibreOffice_project/30$Build-2</meta:generator>
  </office:meta>
</office:document-meta>
</file>